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401cm" fo:min-width="3.437cm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0.919cm" fo:min-width="1.925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648cm" fo:min-width="1.387cm"/>
      <style:paragraph-properties style:writing-mode="lr-tb"/>
    </style:style>
    <style:style style:name="gr4" style:family="graphic" style:parent-style-name="standard">
      <style:graphic-properties draw:stroke="dash" draw:stroke-dash="Double_20_Dash_20_Dot" svg:stroke-color="#000000" draw:fill-color="#ff0000" draw:textarea-horizontal-align="justify" draw:textarea-vertical-align="middle" draw:auto-grow-height="false" fo:min-height="0.648cm" fo:min-width="1.387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008cm" fo:min-width="2.105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919cm" fo:min-width="2.016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648cm" fo:min-width="1.387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008cm" fo:min-width="1.745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828cm" fo:min-width="1.656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008cm" fo:min-width="2.016cm"/>
      <style:paragraph-properties style:writing-mode="lr-tb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1.097cm" fo:min-width="1.925cm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1.008cm" fo:min-width="1.836cm"/>
      <style:paragraph-properties style:writing-mode="lr-tb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828cm" fo:min-width="2.194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56cm" fo:min-width="1.387cm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828cm" fo:min-width="1.745cm"/>
      <style:paragraph-properties style:writing-mode="lr-tb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919cm" fo:min-width="2.194cm"/>
      <style:paragraph-properties style:writing-mode="lr-tb"/>
    </style:style>
    <style:style style:name="gr17" style:family="graphic" style:parent-style-name="standard">
      <style:graphic-properties draw:fill-color="#2a6099" draw:textarea-horizontal-align="justify" draw:textarea-vertical-align="middle" draw:auto-grow-height="false" fo:min-height="1.02cm" fo:min-width="0.834cm"/>
      <style:paragraph-properties style:writing-mode="lr-tb"/>
    </style:style>
    <style:style style:name="gr18" style:family="graphic" style:parent-style-name="standard">
      <style:graphic-properties draw:fill-color="#2a6099" draw:textarea-horizontal-align="justify" draw:textarea-vertical-align="middle" draw:auto-grow-height="false" fo:min-height="0.957cm" fo:min-width="0.834cm"/>
      <style:paragraph-properties style:writing-mode="lr-tb"/>
    </style:style>
    <style:style style:name="gr19" style:family="graphic" style:parent-style-name="standard">
      <style:graphic-properties draw:fill-color="#2a6099" draw:textarea-horizontal-align="justify" draw:textarea-vertical-align="middle" draw:auto-grow-height="false" fo:min-height="1.084cm" fo:min-width="0.961cm"/>
      <style:paragraph-properties style:writing-mode="lr-tb"/>
    </style:style>
    <style:style style:name="gr20" style:family="graphic" style:parent-style-name="standard">
      <style:graphic-properties draw:fill-color="#2a6099" draw:textarea-horizontal-align="justify" draw:textarea-vertical-align="middle" draw:auto-grow-height="false" fo:min-height="0.766cm" fo:min-width="0.707cm"/>
      <style:paragraph-properties style:writing-mode="lr-tb"/>
    </style:style>
    <style:style style:name="gr21" style:family="graphic" style:parent-style-name="standard">
      <style:graphic-properties draw:fill-color="#2a6099" draw:textarea-horizontal-align="justify" draw:textarea-vertical-align="middle" draw:auto-grow-height="false" fo:min-height="1.02cm" fo:min-width="0.77cm"/>
      <style:paragraph-properties style:writing-mode="lr-tb"/>
    </style:style>
    <style:style style:name="gr22" style:family="graphic" style:parent-style-name="objectwithoutfill">
      <style:graphic-properties svg:stroke-color="#000000" draw:fill="solid" draw:textarea-vertical-align="middle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objectwithoutfill">
      <style:graphic-properties draw:stroke="dash" draw:stroke-dash="Long_20_Dash" svg:stroke-color="#000000" draw:marker-start="" draw:marker-end="" draw:fill="solid" draw:textarea-vertical-align="middle"/>
    </style:style>
    <style:style style:name="gr25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00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ff00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f00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0000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00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2a6099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-color="#2a6099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1.651cm" svg:x="4.81cm" svg:y="5.572cm">
          <text:p text:style-name="P1">Petugas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937cm" svg:height="1.651cm" svg:x="4.81cm" svg:y="12.811cm">
          <text:p text:style-name="P1">Pembayaran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937cm" svg:height="1.651cm" svg:x="13.573cm" svg:y="5.572cm">
          <text:p text:style-name="P1">Dokt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937cm" svg:height="1.651cm" svg:x="13.573cm" svg:y="12.811cm">
          <text:p text:style-name="P1">Pasien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3.937cm" svg:height="1.651cm" svg:x="21.955cm" svg:y="5.445cm">
          <text:p text:style-name="P1">Ruang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3.937cm" svg:height="1.651cm" svg:x="22.082cm" svg:y="12.811cm">
          <text:p text:style-name="P1">Rawat_Inap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429cm" svg:height="1.651cm" svg:x="3.032cm" svg:y="1.635cm">
          <text:p text:style-name="P1"><text:span text:style-name="T1">alamat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2.667cm" svg:height="1.27cm" svg:x="6.08cm" svg:y="3.286cm">
          <text:p text:style-name="P1"><text:span text:style-name="T2">jam_ja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2.667cm" svg:height="1.27cm" svg:x="1.508cm" svg:y="3.667cm">
          <text:p text:style-name="P1"><text:span text:style-name="T3">nama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2.667cm" svg:height="1.27cm" svg:x="1.381cm" svg:y="5.572cm">
          <text:p text:style-name="P1"><text:span text:style-name="T4">id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3.683cm" svg:height="1.778cm" svg:x="4.175cm" svg:y="15.605cm">
          <text:p text:style-name="P1"><text:span text:style-name="T5">jamlah_har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3.556cm" svg:height="1.651cm" svg:x="1.127cm" svg:y="14.081cm">
          <text:p text:style-name="P1"><text:span text:style-name="T4">id_pembayar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1" draw:id="id21" draw:layer="layout" svg:width="2.667cm" svg:height="1.27cm" svg:x="17.002cm" svg:y="4.302cm">
          <text:p text:style-name="P1"><text:span text:style-name="T5">spesialisa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7" draw:id="id17" draw:layer="layout" svg:width="2.667cm" svg:height="1.27cm" svg:x="10.05cm" svg:y="4.596cm">
          <text:p text:style-name="P1"><text:span text:style-name="T2">id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0" draw:id="id20" draw:layer="layout" svg:width="3.175cm" svg:height="1.778cm" svg:x="14.462cm" svg:y="2.651cm">
          <text:p text:style-name="P1"><text:span text:style-name="T4">alamat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9" draw:id="id19" draw:layer="layout" svg:width="3.048cm" svg:height="1.524cm" svg:x="11.16cm" svg:y="2.778cm">
          <text:p text:style-name="P1"><text:span text:style-name="T4">nama_dok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2.667cm" svg:height="1.27cm" svg:x="14.589cm" svg:y="15.986cm">
          <text:p text:style-name="P1"><text:span text:style-name="T2">keluh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2" draw:id="id12" draw:layer="layout" svg:width="3.556cm" svg:height="1.778cm" svg:x="16.748cm" svg:y="17.002cm">
          <text:p text:style-name="P1"><text:span text:style-name="T4">tanggal_dat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3" draw:id="id13" draw:layer="layout" svg:width="3.429cm" svg:height="1.905cm" svg:x="18.78cm" svg:y="14.97cm">
          <text:p text:style-name="P1"><text:span text:style-name="T5">alamat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9" draw:id="id9" draw:layer="layout" svg:width="3.302cm" svg:height="1.778cm" svg:x="11.668cm" svg:y="17.129cm">
          <text:p text:style-name="P1"><text:span text:style-name="T5">nama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14" draw:id="id14" draw:layer="layout" svg:width="2.667cm" svg:height="1.27cm" svg:x="10.779cm" svg:y="15.097cm">
          <text:p text:style-name="P10"><text:span text:style-name="T5">id_pasi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25" draw:id="id25" draw:layer="layout" svg:width="3.81cm" svg:height="1.524cm" svg:x="24.749cm" svg:y="3.794cm">
          <text:p text:style-name="P1"><text:span text:style-name="T5">nama_ged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24" draw:id="id24" draw:layer="layout" svg:width="2.667cm" svg:height="1.144cm" svg:x="22.717cm" svg:y="2.143cm">
          <text:p text:style-name="P1"><text:span text:style-name="T2">id_ruang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5" draw:text-style-name="P9" xml:id="id22" draw:id="id22" draw:layer="layout" svg:width="3.175cm" svg:height="1.524cm" svg:x="19.415cm" svg:y="2.905cm">
          <text:p text:style-name="P1"><text:span text:style-name="T4">nama_ru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5" draw:id="id15" draw:layer="layout" svg:width="3.81cm" svg:height="1.651cm" svg:x="24.749cm" svg:y="14.97cm">
          <text:p text:style-name="P1"><text:span text:style-name="T5">id_rawat_in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6" draw:id="id26" draw:layer="layout" svg:width="2.667cm" svg:height="2.54cm" svg:x="5.445cm" svg:y="8.62cm">
          <text:p text:style-name="P1"><text:span text:style-name="T4">Menerim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2" xml:id="id27" draw:id="id27" draw:layer="layout" svg:width="2.667cm" svg:height="2.413cm" svg:x="9.89cm" svg:y="12.43cm">
          <text:p text:style-name="P1"><text:span text:style-name="T4">Melakuk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8" draw:id="id28" draw:layer="layout" svg:width="2.921cm" svg:height="2.667cm" svg:x="14.081cm" svg:y="8.62cm">
          <text:p text:style-name="P1"><text:span text:style-name="T4">Memeriks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xml:id="id29" draw:id="id29" draw:layer="layout" svg:width="2.413cm" svg:height="2.032cm" svg:x="18.78cm" svg:y="12.684cm">
          <text:p text:style-name="P1"><text:span text:style-name="T5">Masu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3" xml:id="id30" draw:id="id30" draw:layer="layout" svg:width="2.54cm" svg:height="2.54cm" svg:x="22.717cm" svg:y="8.874cm">
          <text:p text:style-name="P1"><text:span text:style-name="T5">Didal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4" draw:layer="layout" draw:type="line" svg:x1="4.048cm" svg:y1="6.207cm" svg:x2="4.81cm" svg:y2="6.397cm" draw:start-shape="id1" draw:start-glue-point="10" draw:end-shape="id2" svg:d="M4048 6207l762 190" svg:viewBox="0 0 763 191">
          <text:p/>
        </draw:connector>
        <draw:connector draw:style-name="gr22" draw:text-style-name="P14" draw:layer="layout" draw:type="line" svg:x1="4.175cm" svg:y1="4.302cm" svg:x2="6.778cm" svg:y2="5.572cm" draw:start-shape="id3" draw:start-glue-point="10" draw:end-shape="id2" draw:end-glue-point="0" svg:d="M4175 4302l2603 1270" svg:viewBox="0 0 2604 1271">
          <text:p/>
        </draw:connector>
        <draw:connector draw:style-name="gr22" draw:text-style-name="P14" draw:layer="layout" draw:type="line" svg:x1="4.747cm" svg:y1="3.286cm" svg:x2="6.778cm" svg:y2="5.572cm" draw:start-shape="id4" draw:start-glue-point="8" draw:end-shape="id2" draw:end-glue-point="0" svg:d="M4747 3286l2031 2286" svg:viewBox="0 0 2032 2287">
          <text:p/>
        </draw:connector>
        <draw:connector draw:style-name="gr22" draw:text-style-name="P14" draw:layer="layout" draw:type="line" svg:x1="7.414cm" svg:y1="4.556cm" svg:x2="6.778cm" svg:y2="5.572cm" draw:start-shape="id5" draw:start-glue-point="8" draw:end-shape="id2" draw:end-glue-point="0" svg:d="M7414 4556l-636 1016" svg:viewBox="0 0 637 1017">
          <text:p/>
        </draw:connector>
        <draw:connector draw:style-name="gr22" draw:text-style-name="P14" draw:layer="layout" draw:type="line" svg:x1="4.163cm" svg:y1="14.322cm" svg:x2="4.81cm" svg:y2="13.636cm" draw:start-shape="id6" draw:start-glue-point="11" draw:end-shape="id7" draw:end-glue-point="3" svg:d="M4163 14322l647-686" svg:viewBox="0 0 648 687">
          <text:p/>
        </draw:connector>
        <draw:connector draw:style-name="gr22" draw:text-style-name="P14" draw:layer="layout" draw:type="line" svg:x1="6.016cm" svg:y1="15.605cm" svg:x2="6.778cm" svg:y2="14.462cm" draw:start-shape="id8" draw:start-glue-point="4" draw:end-shape="id7" draw:end-glue-point="2" svg:d="M6016 15605l762-1143" svg:viewBox="0 0 763 1144">
          <text:p/>
        </draw:connector>
        <draw:connector draw:style-name="gr22" draw:text-style-name="P14" draw:layer="layout" draw:type="line" svg:x1="13.319cm" svg:y1="17.129cm" svg:x2="15.541cm" svg:y2="14.462cm" draw:start-shape="id9" draw:start-glue-point="4" draw:end-shape="id10" draw:end-glue-point="2" svg:d="M13319 17129l2222-2667" svg:viewBox="0 0 2223 2668">
          <text:p/>
        </draw:connector>
        <draw:connector draw:style-name="gr22" draw:text-style-name="P14" draw:layer="layout" draw:type="line" svg:x1="15.923cm" svg:y1="15.986cm" svg:x2="15.541cm" svg:y2="14.462cm" draw:start-shape="id11" draw:start-glue-point="4" draw:end-shape="id10" draw:end-glue-point="2" svg:d="M15923 15986l-382-1524" svg:viewBox="0 0 383 1525">
          <text:p/>
        </draw:connector>
        <draw:connector draw:style-name="gr22" draw:text-style-name="P14" draw:layer="layout" draw:type="line" svg:x1="18.526cm" svg:y1="17.002cm" svg:x2="15.541cm" svg:y2="14.462cm" draw:start-shape="id12" draw:start-glue-point="4" draw:end-shape="id10" draw:end-glue-point="2" svg:d="M18526 17002l-2985-2540" svg:viewBox="0 0 2986 2541">
          <text:p/>
        </draw:connector>
        <draw:connector draw:style-name="gr22" draw:text-style-name="P14" draw:layer="layout" draw:type="line" svg:x1="19.282cm" svg:y1="15.249cm" svg:x2="15.541cm" svg:y2="14.462cm" draw:start-shape="id13" draw:start-glue-point="5" draw:end-shape="id10" draw:end-glue-point="2" svg:d="M19282 15249l-3741-787" svg:viewBox="0 0 3742 788">
          <text:p/>
        </draw:connector>
        <draw:connector draw:style-name="gr23" draw:text-style-name="P14" draw:layer="layout" draw:type="line" svg:x1="13.441cm" svg:y1="14.459cm" svg:x2="13.441cm" svg:y2="14.459cm" svg:d="M13441 14459z" svg:viewBox="0 0 1 1">
          <text:p/>
        </draw:connector>
        <draw:connector draw:style-name="gr22" draw:text-style-name="P14" draw:layer="layout" draw:type="line" svg:x1="13.056cm" svg:y1="15.283cm" svg:x2="15.541cm" svg:y2="14.462cm" draw:start-shape="id14" draw:start-glue-point="11" draw:end-shape="id10" draw:end-glue-point="2" svg:d="M13056 15283l2485-821" svg:viewBox="0 0 2486 822">
          <text:p/>
        </draw:connector>
        <draw:connector draw:style-name="gr22" draw:text-style-name="P14" draw:layer="layout" draw:type="line" svg:x1="25.307cm" svg:y1="15.211cm" svg:x2="24.05cm" svg:y2="14.462cm" draw:start-shape="id15" draw:start-glue-point="5" draw:end-shape="id16" draw:end-glue-point="2" svg:d="M25307 15211l-1257-749" svg:viewBox="0 0 1258 750">
          <text:p/>
        </draw:connector>
        <draw:connector draw:style-name="gr22" draw:text-style-name="P14" draw:layer="layout" draw:type="line" svg:x1="12.717cm" svg:y1="5.231cm" svg:x2="15.541cm" svg:y2="5.572cm" draw:start-shape="id17" draw:start-glue-point="10" draw:end-shape="id18" draw:end-glue-point="0" svg:d="M12717 5231l2824 341" svg:viewBox="0 0 2825 342">
          <text:p/>
        </draw:connector>
        <draw:connector draw:style-name="gr22" draw:text-style-name="P14" draw:layer="layout" draw:type="line" svg:x1="13.762cm" svg:y1="4.079cm" svg:x2="15.541cm" svg:y2="5.572cm" draw:start-shape="id19" draw:start-glue-point="9" draw:end-shape="id18" draw:end-glue-point="0" svg:d="M13762 4079l1779 1493" svg:viewBox="0 0 1780 1494">
          <text:p/>
        </draw:connector>
        <draw:connector draw:style-name="gr22" draw:text-style-name="P14" draw:layer="layout" draw:type="line" svg:x1="16.05cm" svg:y1="4.429cm" svg:x2="15.541cm" svg:y2="5.572cm" draw:start-shape="id20" draw:start-glue-point="8" draw:end-shape="id18" draw:end-glue-point="0" svg:d="M16050 4429l-509 1143" svg:viewBox="0 0 510 1144">
          <text:p/>
        </draw:connector>
        <draw:connector draw:style-name="gr22" draw:text-style-name="P14" draw:layer="layout" draw:type="line" svg:x1="17.002cm" svg:y1="4.937cm" svg:x2="15.541cm" svg:y2="5.572cm" draw:start-shape="id21" draw:start-glue-point="6" draw:end-shape="id18" draw:end-glue-point="0" svg:d="M17002 4937l-1461 635" svg:viewBox="0 0 1462 636">
          <text:p/>
        </draw:connector>
        <draw:connector draw:style-name="gr22" draw:text-style-name="P14" draw:layer="layout" draw:type="line" svg:x1="22.125cm" svg:y1="4.206cm" svg:x2="23.923cm" svg:y2="5.445cm" draw:start-shape="id22" draw:start-glue-point="9" draw:end-shape="id23" draw:end-glue-point="0" svg:d="M22125 4206l1798 1239" svg:viewBox="0 0 1799 1240">
          <text:p/>
        </draw:connector>
        <draw:connector draw:style-name="gr22" draw:text-style-name="P14" draw:layer="layout" draw:type="line" svg:x1="24.051cm" svg:y1="3.287cm" svg:x2="23.923cm" svg:y2="5.445cm" draw:start-shape="id24" draw:start-glue-point="8" draw:end-shape="id23" draw:end-glue-point="0" svg:d="M24051 3287l-128 2158" svg:viewBox="0 0 129 2159">
          <text:p/>
        </draw:connector>
        <draw:connector draw:style-name="gr22" draw:text-style-name="P14" draw:layer="layout" draw:type="line" svg:x1="25.307cm" svg:y1="5.095cm" svg:x2="23.923cm" svg:y2="5.445cm" draw:start-shape="id25" draw:start-glue-point="7" draw:end-shape="id23" draw:end-glue-point="0" svg:d="M25307 5095l-1384 350" svg:viewBox="0 0 1385 351">
          <text:p/>
        </draw:connector>
        <draw:connector draw:style-name="gr24" draw:text-style-name="P14" draw:layer="layout" draw:type="line" svg:x1="6.779cm" svg:y1="8.62cm" svg:x2="6.778cm" svg:y2="7.223cm" draw:start-shape="id26" draw:start-glue-point="4" draw:end-shape="id2" draw:end-glue-point="2" svg:d="M6779 8620l-1-1397" svg:viewBox="0 0 2 1398">
          <text:p/>
        </draw:connector>
        <draw:connector draw:style-name="gr25" draw:text-style-name="P14" draw:layer="layout" draw:type="line" svg:x1="6.779cm" svg:y1="11.16cm" svg:x2="6.778cm" svg:y2="12.811cm" draw:start-shape="id26" draw:start-glue-point="6" draw:end-shape="id7" draw:end-glue-point="0" svg:d="M6779 11160l-1 1651" svg:viewBox="0 0 2 1652">
          <text:p/>
        </draw:connector>
        <draw:connector draw:style-name="gr25" draw:text-style-name="P14" draw:layer="layout" draw:type="line" svg:x1="9.89cm" svg:y1="13.637cm" svg:x2="8.747cm" svg:y2="13.636cm" draw:start-shape="id27" draw:start-glue-point="5" draw:end-shape="id7" draw:end-glue-point="1" svg:d="M9890 13637l-1143-1" svg:viewBox="0 0 1144 2">
          <text:p/>
        </draw:connector>
        <draw:connector draw:style-name="gr25" draw:text-style-name="P14" draw:layer="layout" draw:type="line" svg:x1="12.557cm" svg:y1="13.637cm" svg:x2="13.573cm" svg:y2="13.636cm" draw:start-shape="id27" draw:start-glue-point="7" draw:end-shape="id10" draw:end-glue-point="3" svg:d="M12557 13637l1016-1" svg:viewBox="0 0 1017 2">
          <text:p/>
        </draw:connector>
        <draw:connector draw:style-name="gr25" draw:text-style-name="P14" draw:layer="layout" draw:type="line" svg:x1="15.542cm" svg:y1="11.287cm" svg:x2="15.541cm" svg:y2="12.811cm" draw:start-shape="id28" draw:start-glue-point="6" draw:end-shape="id10" draw:end-glue-point="0" svg:d="M15542 11287l-1 1524" svg:viewBox="0 0 2 1525">
          <text:p/>
        </draw:connector>
        <draw:connector draw:style-name="gr25" draw:text-style-name="P14" draw:layer="layout" draw:type="line" svg:x1="15.542cm" svg:y1="8.62cm" svg:x2="15.541cm" svg:y2="7.223cm" draw:start-shape="id28" draw:start-glue-point="4" draw:end-shape="id18" draw:end-glue-point="2" svg:d="M15542 8620l-1-1397" svg:viewBox="0 0 2 1398">
          <text:p/>
        </draw:connector>
        <draw:connector draw:style-name="gr25" draw:text-style-name="P14" draw:layer="layout" draw:type="line" svg:x1="18.78cm" svg:y1="13.7cm" svg:x2="17.51cm" svg:y2="13.636cm" draw:start-shape="id29" draw:start-glue-point="5" draw:end-shape="id10" svg:d="M18780 13700l-1270-64" svg:viewBox="0 0 1271 65">
          <text:p/>
        </draw:connector>
        <draw:connector draw:style-name="gr25" draw:text-style-name="P14" draw:layer="layout" draw:type="line" svg:x1="21.193cm" svg:y1="13.7cm" svg:x2="22.082cm" svg:y2="13.636cm" draw:start-shape="id29" draw:start-glue-point="7" draw:end-shape="id16" svg:d="M21193 13700l889-64" svg:viewBox="0 0 890 65">
          <text:p/>
        </draw:connector>
        <draw:connector draw:style-name="gr25" draw:text-style-name="P14" draw:layer="layout" draw:type="line" svg:x1="23.987cm" svg:y1="11.414cm" svg:x2="24.05cm" svg:y2="12.811cm" draw:start-shape="id30" draw:start-glue-point="6" draw:end-shape="id16" draw:end-glue-point="0" svg:d="M23987 11414l63 1397" svg:viewBox="0 0 64 1398">
          <text:p/>
        </draw:connector>
        <draw:connector draw:style-name="gr25" draw:text-style-name="P14" draw:layer="layout" draw:type="line" svg:x1="23.987cm" svg:y1="8.874cm" svg:x2="23.923cm" svg:y2="7.096cm" draw:start-shape="id30" draw:start-glue-point="4" draw:end-shape="id23" draw:end-glue-point="2" svg:d="M23987 8874l-64-1778" svg:viewBox="0 0 65 1779">
          <text:p/>
        </draw:connector>
        <draw:frame draw:style-name="gr26" draw:text-style-name="P16" draw:layer="layout" svg:width="0.635cm" svg:height="0.806cm" svg:x="6.715cm" svg:y="7.179cm">
          <draw:text-box>
            <text:p text:style-name="P15"><text:span text:style-name="T5">N</text:span></text:p>
          </draw:text-box>
        </draw:frame>
        <draw:frame draw:style-name="gr26" draw:text-style-name="P16" draw:layer="layout" svg:width="0.635cm" svg:height="0.806cm" svg:x="6.715cm" svg:y="12.049cm">
          <draw:text-box>
            <text:p text:style-name="P15"><text:span text:style-name="T5">N</text:span></text:p>
          </draw:text-box>
        </draw:frame>
        <draw:frame draw:style-name="gr27" draw:text-style-name="P16" draw:layer="layout" svg:width="0.508cm" svg:height="0.806cm" svg:x="8.62cm" svg:y="12.938cm">
          <draw:text-box>
            <text:p text:style-name="P15"><text:span text:style-name="T5">1</text:span></text:p>
          </draw:text-box>
        </draw:frame>
        <draw:frame draw:style-name="gr26" draw:text-style-name="P16" draw:layer="layout" svg:width="0.635cm" svg:height="0.806cm" svg:x="12.811cm" svg:y="12.938cm">
          <draw:text-box>
            <text:p text:style-name="P15"><text:span text:style-name="T5">1</text:span></text:p>
          </draw:text-box>
        </draw:frame>
        <draw:frame draw:style-name="gr26" draw:text-style-name="P16" draw:layer="layout" svg:width="0.508cm" svg:height="0.806cm" svg:x="17.383cm" svg:y="12.938cm">
          <draw:text-box>
            <text:p text:style-name="P15"><text:span text:style-name="T5">1</text:span></text:p>
          </draw:text-box>
        </draw:frame>
        <draw:frame draw:style-name="gr26" draw:text-style-name="P16" draw:layer="layout" svg:width="0.508cm" svg:height="0.806cm" svg:x="21.447cm" svg:y="12.938cm">
          <draw:text-box>
            <text:p text:style-name="P15"><text:span text:style-name="T5">1</text:span></text:p>
          </draw:text-box>
        </draw:frame>
        <draw:frame draw:style-name="gr27" draw:text-style-name="P16" draw:layer="layout" svg:width="0.508cm" svg:height="0.806cm" svg:x="23.987cm" svg:y="12.132cm">
          <draw:text-box>
            <text:p text:style-name="P15"><text:span text:style-name="T5">N</text:span></text:p>
          </draw:text-box>
        </draw:frame>
        <draw:frame draw:style-name="gr28" draw:text-style-name="P16" draw:layer="layout" svg:width="0.508cm" svg:height="0.806cm" svg:x="23.86cm" svg:y="7.052cm">
          <draw:text-box>
            <text:p text:style-name="P15"><text:span text:style-name="T5">1</text:span></text:p>
          </draw:text-box>
        </draw:frame>
        <draw:frame draw:style-name="gr29" draw:text-style-name="P16" draw:layer="layout" svg:width="0.254cm" svg:height="0.806cm" svg:x="15.732cm" svg:y="12.176cm">
          <draw:text-box>
            <text:p text:style-name="P15"><text:span text:style-name="T5">N</text:span></text:p>
          </draw:text-box>
        </draw:frame>
        <draw:frame draw:style-name="gr27" draw:text-style-name="P16" draw:layer="layout" svg:width="0.381cm" svg:height="0.806cm" svg:x="15.638cm" svg:y="7.142cm">
          <draw:text-box>
            <text:p text:style-name="P15"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19:15:05.044000000</meta:creation-date>
    <meta:editing-duration>PT45M41S</meta:editing-duration>
    <meta:editing-cycles>8</meta:editing-cycles>
    <meta:generator>LibreOffice/6.4.2.2$Windows_X86_64 LibreOffice_project/4e471d8c02c9c90f512f7f9ead8875b57fcb1ec3</meta:generator>
    <dc:date>2020-03-28T22:03:35.694000000</dc:date>
    <meta:document-statistic meta:object-count="70"/>
  </office:meta>
</office:document-meta>
</file>